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7" style:family="table-cell">
      <style:table-cell-properties fo:padding="0.097cm" fo:border="0.05pt solid #000000"/>
    </style:style>
    <style:style style:name="P1" style:family="paragraph" style:parent-style-name="podpunkty" style:list-style-name="_31_"/>
    <style:style style:name="P2" style:family="paragraph" style:parent-style-name="Standard">
      <style:text-properties officeooo:paragraph-rsid="0018002a"/>
    </style:style>
    <style:style style:name="P3" style:family="paragraph" style:parent-style-name="Standard" style:list-style-name="_31_"/>
    <style:style style:name="P4" style:family="paragraph" style:parent-style-name="Standard" style:list-style-name="_31_">
      <loext:graphic-properties draw:fill="none"/>
      <style:paragraph-properties fo:margin-top="0cm" fo:margin-bottom="0cm" loext:contextual-spacing="false" fo:background-color="transparent" text:number-lines="false" text:line-number="0"/>
    </style:style>
    <style:style style:name="P5" style:family="paragraph" style:parent-style-name="Standard" style:master-page-name="">
      <loext:graphic-properties draw:fill="none"/>
      <style:paragraph-properties fo:margin-left="1.499cm" fo:margin-right="0cm" fo:margin-top="0cm" fo:margin-bottom="0cm" loext:contextual-spacing="false" fo:line-height="150%" fo:text-indent="-1.401cm" style:auto-text-indent="false" style:page-number="auto" fo:background-color="transparent"/>
    </style:style>
    <style:style style:name="P6" style:family="paragraph" style:parent-style-name="_31_11">
      <style:paragraph-properties fo:margin-top="0cm" fo:margin-bottom="0.7cm" loext:contextual-spacing="false"/>
    </style:style>
    <style:style style:name="P7" style:family="paragraph" style:parent-style-name="_31_11">
      <style:paragraph-properties fo:break-before="colu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mat</text:span>: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_31_11">Czesław Miłosz (1911-2004)</text:p>
        <text:p text:style-name="P2"/>
        <text:p text:style-name="kursywa2">Który skrzywdziłeś</text:p>
        <text:p text:style-name="P2"/>
        <text:p text:style-name="P2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2">Radzi że jeszcze jeden dzień przeżyli,</text:p>
        <text:p text:style-name="P2"/>
        <text:p text:style-name="P2">Nie bądź bezpieczny. Poeta pamięta</text:p>
        <text:p text:style-name="P2">Możesz go zabić - narodzi się nowy.</text:p>
        <text:p text:style-name="P2">Spisane będą czyny i rozmowy.</text:p>
        <text:p text:style-name="P2"/>
        <text:p text:style-name="P2">Lepszy dla ciebie byłby świt zimowy</text:p>
        <text:p text:style-name="P2">I sznur i gałąź pod ciężarem zgięta.</text:p>
        <text:p text:style-name="P2"/>
        <text:p text:style-name="kursywa">Washington D.C., 1950 (Światło dzienne, 1953)</text:p>
        <text:p text:style-name="P2"/>
        <text:p text:style-name="P2"/>
        <text:p text:style-name="P7">Ernest Bryll (ur. 1935)</text:p>
        <text:p text:style-name="P2"/>
        <text:p text:style-name="kursywa2">Ten, który…</text:p>
        <text:p text:style-name="P2"/>
        <text:p text:style-name="P2">Ten, który skrzywdził człowieka prostego</text:p>
        <text:p text:style-name="P2">Wynajdzie rymopisów, co wszystko wymażą</text:p>
        <text:p text:style-name="P2">i historyka w dowodach zręcznego</text:p>
        <text:p text:style-name="P2">Który wyrzeźbi dzieje z tak dostojną twarzą</text:p>
        <text:p text:style-name="P2">Jak nigdy w dziejach nie bywało.</text:p>
        <text:p text:style-name="P2">Ten, który zbrodnię czynił - byle wszystko cało</text:p>
        <text:p text:style-name="P2">Znajdzie w ciemności wieków swoją sprawiedliwość</text:p>
        <text:p text:style-name="P2">Chociaż siał burze, słodkie zbierze ziarno.</text:p>
        <text:p text:style-name="P2"/>
        <text:p text:style-name="P2">Takie jest doświadczenie. A my byśmy chcieli</text:p>
        <text:p text:style-name="P2">Aby się słowa poety lękano</text:p>
        <text:p text:style-name="P2">By imperatorowie w pomiętej pościeli</text:p>
        <text:p text:style-name="P2">Pocili się, myśleli - co o nich pisano</text:p>
        <text:p text:style-name="P2"/>
        <text:p text:style-name="P2">Takie jest doświadczenie, które zawsze znano</text:p>
        <text:p text:style-name="P2">I zawsze przeciw głupi poeci lecieli.</text:p>
        <text:p text:style-name="P2"/>
        <text:p text:style-name="kursywa">Zwierzątko, 1975</text:p>
        <text:p text:style-name="P2"/>
      </text:section>
      <text:p text:style-name="P6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_31_11">Miłosz, Który skrzywdziłeś</text:p>
          </table:table-cell>
          <table:table-cell table:style-name="Tabela1.B1" office:value-type="string">
            <text:p text:style-name="_31_11">Bryll, Ten, który…</text:p>
          </table:table-cell>
        </table:table-row>
        <table:table-row>
          <table:table-cell table:style-name="Tabela1.A2" table:number-columns-spanned="2" office:value-type="string">
            <text:p text:style-name="_31_11">Kreacja podmiotu lirycznego</text:p>
          </table:table-cell>
          <table:covered-table-cell/>
        </table:table-row>
        <table:table-row>
          <table:table-cell table:style-name="Tabela1.A1" office:value-type="string">
            <text:list xml:id="list1195923863" text:style-name="_31_">
              <text:list-item>
                <text:p text:style-name="P1">pewny własnej wartości roli poeta;</text:p>
              </text:list-item>
              <text:list-item>
                <text:p text:style-name="P3">obserwator i krytyk piętnujący zło;</text:p>
              </text:list-item>
              <text:list-item>
                <text:p text:style-name="P4">osoba zaangażowana;</text:p>
              </text:list-item>
            </text:list>
          </table:table-cell>
          <table:table-cell table:style-name="Tabela1.B1" office:value-type="string">
            <text:list xml:id="list1177564746" text:style-name="_31_">
              <text:list-item>
                <text:p text:style-name="P3">racjonalista odrzucający idealizowanie rzeczywistości;</text:p>
              </text:list-item>
              <text:list-item>
                <text:p text:style-name="P3">ironiczny, sarkastyczny krytyk;</text:p>
              </text:list-item>
              <text:list-item>
                <text:p text:style-name="P3">osoba zachowująca dystans;</text:p>
              </text:list-item>
            </text:list>
            <text:p text:style-name="Standard"/>
          </table:table-cell>
        </table:table-row>
        <table:table-row>
          <table:table-cell table:style-name="Tabela1.A2" table:number-columns-spanned="2" office:value-type="string">
            <text:p text:style-name="_31_11">Adresat liryczny</text:p>
          </table:table-cell>
          <table:covered-table-cell/>
        </table:table-row>
        <table:table-row>
          <table:table-cell table:style-name="Tabela1.A1" office:value-type="string">
            <text:list xml:id="list103515640022286" text:continue-numbering="true" text:style-name="_31_">
              <text:list-item>
                <text:p text:style-name="P1">człowiek lekceważący człowieka i normy moralne;</text:p>
              </text:list-item>
              <text:list-item>
                <text:p text:style-name="P4">tyran, zadufany w sobie, pyszny i dumny władca;</text:p>
              </text:list-item>
            </text:list>
          </table:table-cell>
          <table:table-cell table:style-name="Tabela1.B1" office:value-type="string">
            <text:list xml:id="list103516162205076" text:continue-numbering="true" text:style-name="_31_">
              <text:list-item>
                <text:p text:style-name="P3">retoryczne "my", czyli "wy" - podm. zdystansowany!</text:p>
              </text:list-item>
              <text:list-item>
                <text:p text:style-name="P3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_31_11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514799299144" text:continue-numbering="true" text:style-name="_31_">
              <text:list-item>
                <text:p text:style-name="P3">spersonalizowany (2 os. lp.) - wzmocnienie groźby;</text:p>
              </text:list-item>
              <text:list-item>
                <text:p text:style-name="P3">strachem podporządkowuje sobie innych;</text:p>
              </text:list-item>
              <text:list-item>
                <text:p text:style-name="P4">poddańczo wychwalany i idealizowany;</text:p>
              </text:list-item>
            </text:list>
          </table:table-cell>
          <table:table-cell table:style-name="Tabela1.B7" office:value-type="string">
            <text:list xml:id="list103516218822372" text:continue-numbering="true" text:style-name="_31_">
              <text:list-item>
                <text:p text:style-name="P3">uprzedmiotowiony (3 os.) - niedosięgły; cyniczny i szyderczy manipulator; gardzi człowiekiem i prawdą;</text:p>
              </text:list-item>
              <text:list-item>
                <text:p text:style-name="P3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punkty" style:family="paragraph" style:parent-style-name="Standard"/>
    <style:style style:name="_31_11" style:display-name="11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fo:font-weight="bold" style:font-weight-asian="bold" style:font-weight-complex="bold"/>
    </style:style>
    <style:style style:name="kursywa" style:family="paragraph" style:parent-style-name="Standard">
      <style:text-properties fo:font-style="italic" style:font-style-asian="italic" style:font-style-complex="italic"/>
    </style:style>
    <style:style style:name="kursywa2" style:family="paragraph" style:parent-style-name="kursywa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31_" style:display-name="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1.27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14.874874300</meta:creation-date>
    <dc:date>2017-10-30T10:26:33.184691552</dc:date>
    <meta:editing-duration>PT16M46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2" meta:paragraph-count="55" meta:word-count="324" meta:character-count="2186" meta:non-whitespace-character-count="1932"/>
  </office:meta>
</office:document-meta>
</file>